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76.71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3.02mm"/>
    </style:style>
    <style:style style:name="co5" style:family="table-column">
      <style:table-column-properties fo:break-before="auto" style:column-width="20.87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39.25mm"/>
    </style:style>
    <style:style style:name="co8" style:family="table-column">
      <style:table-column-properties fo:break-before="auto" style:column-width="108.66mm"/>
    </style:style>
    <style:style style:name="co9" style:family="table-column">
      <style:table-column-properties fo:break-before="auto" style:column-width="22.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67mm"/>
    </style:style>
    <style:style style:name="co12" style:family="table-column">
      <style:table-column-properties fo:break-before="auto" style:column-width="63.22mm"/>
    </style:style>
    <style:style style:name="co13" style:family="table-column">
      <style:table-column-properties fo:break-before="auto" style:column-width="36.12mm"/>
    </style:style>
    <style:style style:name="co14" style:family="table-column">
      <style:table-column-properties fo:break-before="auto" style:column-width="121.92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TlwgTypewriter" fo:font-size="12pt" fo:font-weight="bold" style:font-size-asian="12pt" style:font-weight-asian="bold" style:font-size-complex="12pt" style:font-weight-complex="6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1"/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obje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4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acronyme</text:p>
          </table:table-cell>
          <table:table-cell table:style-name="ce1" office:value-type="string" calcext:value-type="string">
            <text:p>total</text:p>
          </table:table-cell>
          <table:table-cell table:style-name="ce9" office:value-type="string" calcext:value-type="string">
            <text:p>in cerberus official schema</text:p>
          </table:table-cell>
          <table:table-cell table:style-name="ce9" office:value-type="string" calcext:value-type="string">
            <text:p>standard table</text:p>
          </table:table-cell>
          <table:table-cell table:style-name="ce9" office:value-type="string" calcext:value-type="string">
            <text:p>TODO</text:p>
          </table:table-cell>
          <table:table-cell table:style-name="ce9" office:value-type="string" calcext:value-type="string">
            <text:p>method rename</text:p>
          </table:table-cell>
          <table:table-cell table:style-name="ce17" office:value-type="string" calcext:value-type="string">
            <text:p>method refactor</text:p>
            <text:p>No more _Deprecated</text:p>
          </table:table-cell>
          <table:table-cell table:style-name="ce17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office:value-type="string" calcext:value-type="string">
            <text:p>ba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office:value-type="string" calcext:value-type="string">
            <text:p>br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office:value-type="string" calcext:value-type="string">
            <text:p>br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office:value-type="string" calcext:value-type="string">
            <text:p>br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office:value-type="string" calcext:value-type="string">
            <text:p>cea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office:value-type="string" calcext:value-type="string">
            <text:p>ce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office:value-type="string" calcext:value-type="string">
            <text:p>ce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office:value-type="string" calcext:value-type="string">
            <text:p>ce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office:value-type="string" calcext:value-type="string">
            <text:p>c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office:value-type="string" calcext:value-type="string">
            <text:p>cev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office:value-type="string" calcext:value-type="string">
            <text:p>de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ho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ap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j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office:value-type="string" calcext:value-type="string">
            <text:p>tc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office:value-type="string" calcext:value-type="string">
            <text:p>tc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PREC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office:value-type="string" calcext:value-type="string">
            <text:p>tc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office:value-type="string" calcext:value-type="string">
            <text:p>t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office:value-type="string" calcext:value-type="string">
            <text:p>tc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office:value-type="string" calcext:value-type="string">
            <text:p>tc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office:value-type="string" calcext:value-type="string">
            <text:p>te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label</text:p>
          </table:table-cell>
          <table:table-cell office:value-type="string" calcext:value-type="string">
            <text:p>t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c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label</text:p>
          </table:table-cell>
          <table:table-cell office:value-type="string" calcext:value-type="string">
            <text:p>cp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office:value-type="string" calcext:value-type="string">
            <text:p>cp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</text:p>
          </table:table-cell>
          <table:table-cell office:value-type="string" calcext:value-type="string">
            <text:p>sr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content</text:p>
          </table:table-cell>
          <table:table-cell office:value-type="string" calcext:value-type="string">
            <text:p>sr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header</text:p>
          </table:table-cell>
          <table:table-cell office:value-type="string" calcext:value-type="string">
            <text:p>srh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sqllibrary</text:p>
          </table:table-cell>
          <table:table-cell office:value-type="string" calcext:value-type="string">
            <text:p>sq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office:value-type="string" calcext:value-type="string">
            <text:p>td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office:value-type="string" calcext:value-type="string">
            <text:p>td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office:value-type="string" calcext:value-type="string">
            <text:p>ew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PREC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office:value-type="string" calcext:value-type="string">
            <text:p>ew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PREC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office:value-type="string" calcext:value-type="string">
            <text:p>ex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office:value-type="string" calcext:value-type="string">
            <text:p>ex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office:value-type="string" calcext:value-type="string">
            <text:p>ex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office:value-type="string" calcext:value-type="string">
            <text:p>ex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office:value-type="string" calcext:value-type="string">
            <text:p>exq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dep</text:p>
          </table:table-cell>
          <table:table-cell office:value-type="string" calcext:value-type="string">
            <text:p>eq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file</text:p>
          </table:table-cell>
          <table:table-cell office:value-type="string" calcext:value-type="string">
            <text:p>exf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office:value-type="string" calcext:value-type="string">
            <text:p>ex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office:value-type="string" calcext:value-type="string">
            <text:p>ex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rb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capability</text:p>
          </table:table-cell>
          <table:table-cell office:value-type="string" calcext:value-type="string">
            <text:p>rb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executor</text:p>
          </table:table-cell>
          <table:table-cell office:value-type="string" calcext:value-type="string">
            <text:p>rb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table:number-columns-repeated="2" office:value-type="string" calcext:value-type="string">
            <text:p>ta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agsystem</text:p>
          </table:table-cell>
          <table:table-cell office:value-type="string" calcext:value-type="string">
            <text:p>ta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in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office:value-type="string" calcext:value-type="string">
            <text:p>v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ogevent</text:p>
          </table:table-cell>
          <table:table-cell office:value-type="string" calcext:value-type="string">
            <text:p>log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office:value-type="string" calcext:value-type="string">
            <text:p>us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office:value-type="string" calcext:value-type="string">
            <text:p>us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7"/>
          <table:table-cell table:style-name="ce7" table:number-columns-repeated="2"/>
          <table:table-cell table:number-columns-repeated="4"/>
        </table:table-row>
        <table:table-row table:style-name="ro3">
          <table:table-cell/>
          <table:table-cell table:style-name="ce13" office:value-type="string" calcext:value-type="string">
            <text:p>TOTAL</text:p>
          </table:table-cell>
          <table:table-cell table:style-name="ce13"/>
          <table:table-cell table:style-name="ce11" table:formula="of:=SUM([.D2:.D58])" office:value-type="float" office:value="57" calcext:value-type="float">
            <text:p>57</text:p>
          </table:table-cell>
          <table:table-cell table:style-name="ce11" table:formula="of:=SUM([.E2:.E58])" office:value-type="float" office:value="57" calcext:value-type="float">
            <text:p>57</text:p>
          </table:table-cell>
          <table:table-cell table:style-name="ce11" table:formula="of:=SUM([.F2:.F58])" office:value-type="float" office:value="57" calcext:value-type="float">
            <text:p>57</text:p>
          </table:table-cell>
          <table:table-cell table:style-name="ce11" table:formula="of:=SUM([.G2:.G58])" office:value-type="float" office:value="57" calcext:value-type="float">
            <text:p>57</text:p>
          </table:table-cell>
          <table:table-cell table:style-name="ce11" table:formula="of:=SUM([.H2:.H58])" office:value-type="float" office:value="26" calcext:value-type="float">
            <text:p>26</text:p>
          </table:table-cell>
          <table:table-cell table:style-name="ce11" table:formula="of:=SUM([.I2:.I58])" office:value-type="float" office:value="26" calcext:value-type="float">
            <text:p>26</text:p>
          </table:table-cell>
          <table:table-cell table:number-columns-repeated="4"/>
        </table:table-row>
        <table:table-row table:style-name="ro3">
          <table:table-cell/>
          <table:table-cell table:style-name="ce13" office:value-type="string" calcext:value-type="string">
            <text:p>DONE</text:p>
          </table:table-cell>
          <table:table-cell table:style-name="ce13"/>
          <table:table-cell table:style-name="Default" table:number-columns-repeated="4"/>
          <table:table-cell table:style-name="ce21" table:formula="of:=[.H60]/[.G60]" office:value-type="percentage" office:value="0.456140350877193" calcext:value-type="percentage">
            <text:p>46%</text:p>
          </table:table-cell>
          <table:table-cell table:style-name="ce21" table:formula="of:=[.I60]/[.G60]" office:value-type="percentage" office:value="0.456140350877193" calcext:value-type="percentage">
            <text:p>46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12"/>
        <table:table-column table:style-name="co10" table:default-cell-style-name="ce15"/>
        <table:table-column table:style-name="co13" table:default-cell-style-name="ce15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17" office:value-type="string" calcext:value-type="string">
            <text:p>screen refactor</text:p>
          </table:table-cell>
          <table:table-cell table:style-name="ce17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 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C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Data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C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Execution in que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Campaig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pplication Ob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ervice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QL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Deploiement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at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Admin <text:s/></text:p>
          </table:table-cell>
          <table:table-cell office:value-type="string" calcext:value-type="string">
            <text:p>Invaria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style-name="ce13" office:value-type="string" calcext:value-type="string">
            <text:p>TOTAL</text:p>
          </table:table-cell>
          <table:table-cell table:style-name="ce1" table:formula="of:=SUM([.C2:.C30])" office:value-type="float" office:value="29" calcext:value-type="float">
            <text:p>29</text:p>
          </table:table-cell>
          <table:table-cell table:style-name="ce1" table:formula="of:=SUM([.D2:.D30])" office:value-type="float" office:value="29" calcext:value-type="float">
            <text:p>29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13" office:value-type="string" calcext:value-type="string">
            <text:p>DONE</text:p>
          </table:table-cell>
          <table:table-cell table:style-name="Default"/>
          <table:table-cell table:style-name="ce26" table:formula="of:=[.D31]/[.C31]" office:value-type="percentage" office:value="1" calcext:value-type="percentage">
            <text:p>100%</text:p>
          </table:table-cell>
          <table:table-cell table:style-name="ce21" table:number-columns-repeated="2"/>
        </table:table-row>
      </table:table>
      <table:named-expressions>
        <table:named-range table:name="menu" table:base-cell-address="$pages.$A$10" table:cell-range-address="$pages.$A$23"/>
      </table:named-expressions>
      <table:database-ranges>
        <table:database-range table:name="__Anonymous_Sheet_DB__0" table:target-range-address="objects.A1:objects.J5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pages.A1:pages.E3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3" loext:min-decimal-places="3" number:min-integer-digits="1"/>
      <number:text>%</number:text>
    </number:percentage-style>
    <number:percentage-style style:name="N111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21:49:19.307458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8-11-25T21:53:05.431360691</dc:date>
    <meta:editing-duration>P1DT4H4M35S</meta:editing-duration>
    <meta:editing-cycles>60</meta:editing-cycles>
    <meta:generator>LibreOffice/5.4.6.2$Linux_X86_64 LibreOffice_project/40m0$Build-2</meta:generator>
    <meta:document-statistic meta:table-count="2" meta:cell-count="599" meta:object-count="0"/>
  </office:meta>
</office:document-meta>
</file>